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4e3b" officeooo:paragraph-rsid="00054e3b"/>
    </style:style>
    <style:style style:name="T1" style:family="text">
      <style:text-properties officeooo:rsid="000603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Test</text:h>
      <text:p text:style-name="P1">Bla</text:p>
      <text:h text:style-name="Heading_20_2" text:outline-level="2">Framework</text:h>
      <text:p text:style-name="P1">Bla</text:p>
      <text:h text:style-name="Heading_20_2" text:outline-level="2">ATRIP – Regeln</text:h>
      <text:p text:style-name="P1">Bla</text:p>
      <text:h text:style-name="Heading_20_3" text:outline-level="3">Automatic</text:h>
      <text:p text:style-name="P1">Bla</text:p>
      <text:h text:style-name="Heading_20_3" text:outline-level="3">Thorough</text:h>
      <text:p text:style-name="P1">Bla</text:p>
      <text:h text:style-name="Heading_20_3" text:outline-level="3">Repeatable</text:h>
      <text:p text:style-name="P1">Bla</text:p>
      <text:h text:style-name="Heading_20_3" text:outline-level="3">Independent</text:h>
      <text:p text:style-name="P1">Bla</text:p>
      <text:h text:style-name="Heading_20_3" text:outline-level="3">Professional</text:h>
      <text:p text:style-name="P1">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13:22:54.724000000</dc:date>
    <meta:editing-duration>PT2M46S</meta:editing-duration>
    <meta:editing-cycles>1</meta:editing-cycles>
    <meta:document-statistic meta:table-count="0" meta:image-count="0" meta:object-count="0" meta:page-count="1" meta:paragraph-count="16" meta:word-count="18" meta:character-count="106" meta:non-whitespace-character-count="103"/>
    <meta:generator>LibreOffice/7.4.2.3$Windows_X86_64 LibreOffice_project/382eef1f22670f7f4118c8c2dd222ec7ad009daf</meta:generator>
  </office:meta>
</office:document-meta>
</file>